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125cm" table:end-y="0.293cm" draw:z-index="0" draw:style-name="gr1" draw:text-style-name="P1" svg:width="31.378cm" svg:height="17.8cm" svg:x="0.103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07024729">
            <text:p>1,07024729</text:p>
          </table:table-cell>
          <table:table-cell office:value-type="float" office:value="1.45092916">
            <text:p>1,45092916</text:p>
          </table:table-cell>
          <table:table-cell office:value-type="float" office:value="1.04084849">
            <text:p>1,04084849</text:p>
          </table:table-cell>
          <table:table-cell office:value-type="float" office:value="1.38682163">
            <text:p>1,38682163</text:p>
          </table:table-cell>
          <table:table-cell/>
        </table:table-row>
        <table:table-row table:style-name="ro1">
          <table:table-cell office:value-type="float" office:value="0.90394169">
            <text:p>0,90394169</text:p>
          </table:table-cell>
          <table:table-cell office:value-type="float" office:value="1.39175916">
            <text:p>1,39175916</text:p>
          </table:table-cell>
          <table:table-cell office:value-type="float" office:value="1.00951338">
            <text:p>1,00951338</text:p>
          </table:table-cell>
          <table:table-cell office:value-type="float" office:value="1.38796997">
            <text:p>1,38796997</text:p>
          </table:table-cell>
          <table:table-cell/>
        </table:table-row>
        <table:table-row table:style-name="ro1">
          <table:table-cell office:value-type="float" office:value="0.88524091">
            <text:p>0,88524091</text:p>
          </table:table-cell>
          <table:table-cell office:value-type="float" office:value="1.38869834">
            <text:p>1,38869834</text:p>
          </table:table-cell>
          <table:table-cell office:value-type="float" office:value="3.45148516">
            <text:p>3,45148516</text:p>
          </table:table-cell>
          <table:table-cell office:value-type="float" office:value="2.15011954">
            <text:p>2,15011954</text:p>
          </table:table-cell>
          <table:table-cell/>
        </table:table-row>
        <table:table-row table:style-name="ro1">
          <table:table-cell office:value-type="float" office:value="0.90794784">
            <text:p>0,90794784</text:p>
          </table:table-cell>
          <table:table-cell office:value-type="float" office:value="1.36516011">
            <text:p>1,36516011</text:p>
          </table:table-cell>
          <table:table-cell office:value-type="float" office:value="1.0521611">
            <text:p>1,0521611</text:p>
          </table:table-cell>
          <table:table-cell office:value-type="float" office:value="1.39570725">
            <text:p>1,39570725</text:p>
          </table:table-cell>
          <table:table-cell/>
        </table:table-row>
        <table:table-row table:style-name="ro1">
          <table:table-cell office:value-type="float" office:value="2.77835107">
            <text:p>2,77835107</text:p>
          </table:table-cell>
          <table:table-cell office:value-type="float" office:value="0.70967966">
            <text:p>0,70967966</text:p>
          </table:table-cell>
          <table:table-cell office:value-type="float" office:value="1.03640938">
            <text:p>1,03640938</text:p>
          </table:table-cell>
          <table:table-cell office:value-type="float" office:value="2.42060971">
            <text:p>2,42060971</text:p>
          </table:table-cell>
          <table:table-cell/>
        </table:table-row>
        <table:table-row table:style-name="ro1">
          <table:table-cell office:value-type="float" office:value="2.93725133">
            <text:p>2,93725133</text:p>
          </table:table-cell>
          <table:table-cell office:value-type="float" office:value="0.75272661">
            <text:p>0,75272661</text:p>
          </table:table-cell>
          <table:table-cell office:value-type="float" office:value="1.12211597">
            <text:p>1,12211597</text:p>
          </table:table-cell>
          <table:table-cell office:value-type="float" office:value="1.7345016">
            <text:p>1,7345016</text:p>
          </table:table-cell>
          <table:table-cell/>
        </table:table-row>
        <table:table-row table:style-name="ro1">
          <table:table-cell office:value-type="float" office:value="3.54208589">
            <text:p>3,54208589</text:p>
          </table:table-cell>
          <table:table-cell office:value-type="float" office:value="0.5580132">
            <text:p>0,5580132</text:p>
          </table:table-cell>
          <table:table-cell office:value-type="float" office:value="1.13617802">
            <text:p>1,13617802</text:p>
          </table:table-cell>
          <table:table-cell office:value-type="float" office:value="1.96173489">
            <text:p>1,96173489</text:p>
          </table:table-cell>
          <table:table-cell/>
        </table:table-row>
        <table:table-row table:style-name="ro1">
          <table:table-cell office:value-type="float" office:value="2.46584153">
            <text:p>2,46584153</text:p>
          </table:table-cell>
          <table:table-cell office:value-type="float" office:value="0.90643662">
            <text:p>0,90643662</text:p>
          </table:table-cell>
          <table:table-cell office:value-type="float" office:value="0.97610772">
            <text:p>0,97610772</text:p>
          </table:table-cell>
          <table:table-cell office:value-type="float" office:value="1.64775014">
            <text:p>1,64775014</text:p>
          </table:table-cell>
          <table:table-cell/>
        </table:table-row>
        <table:table-row table:style-name="ro1">
          <table:table-cell office:value-type="float" office:value="2.02174568">
            <text:p>2,02174568</text:p>
          </table:table-cell>
          <table:table-cell office:value-type="float" office:value="1.01175559">
            <text:p>1,01175559</text:p>
          </table:table-cell>
          <table:table-cell office:value-type="float" office:value="1.15415466">
            <text:p>1,15415466</text:p>
          </table:table-cell>
          <table:table-cell office:value-type="float" office:value="1.40741491">
            <text:p>1,40741491</text:p>
          </table:table-cell>
          <table:table-cell/>
        </table:table-row>
        <table:table-row table:style-name="ro1">
          <table:table-cell office:value-type="float" office:value="1.79125857">
            <text:p>1,79125857</text:p>
          </table:table-cell>
          <table:table-cell office:value-type="float" office:value="1.07694876">
            <text:p>1,07694876</text:p>
          </table:table-cell>
          <table:table-cell office:value-type="float" office:value="0.99446034">
            <text:p>0,99446034</text:p>
          </table:table-cell>
          <table:table-cell office:value-type="float" office:value="1.50363052">
            <text:p>1,50363052</text:p>
          </table:table-cell>
          <table:table-cell/>
        </table:table-row>
        <table:table-row table:style-name="ro1">
          <table:table-cell office:value-type="float" office:value="1.71804333">
            <text:p>1,71804333</text:p>
          </table:table-cell>
          <table:table-cell office:value-type="float" office:value="1.09141362">
            <text:p>1,09141362</text:p>
          </table:table-cell>
          <table:table-cell office:value-type="float" office:value="1.09543598">
            <text:p>1,09543598</text:p>
          </table:table-cell>
          <table:table-cell office:value-type="float" office:value="1.44060886">
            <text:p>1,44060886</text:p>
          </table:table-cell>
          <table:table-cell/>
        </table:table-row>
        <table:table-row table:style-name="ro1">
          <table:table-cell office:value-type="float" office:value="1.73479235">
            <text:p>1,73479235</text:p>
          </table:table-cell>
          <table:table-cell office:value-type="float" office:value="1.07085013">
            <text:p>1,07085013</text:p>
          </table:table-cell>
          <table:table-cell office:value-type="float" office:value="0.93344706">
            <text:p>0,93344706</text:p>
          </table:table-cell>
          <table:table-cell office:value-type="float" office:value="1.52021718">
            <text:p>1,52021718</text:p>
          </table:table-cell>
          <table:table-cell/>
        </table:table-row>
        <table:table-row table:style-name="ro1">
          <table:table-cell office:value-type="float" office:value="1.85527766">
            <text:p>1,85527766</text:p>
          </table:table-cell>
          <table:table-cell office:value-type="float" office:value="1.01775193">
            <text:p>1,01775193</text:p>
          </table:table-cell>
          <table:table-cell office:value-type="float" office:value="1.22316647">
            <text:p>1,22316647</text:p>
          </table:table-cell>
          <table:table-cell office:value-type="float" office:value="1.36813378">
            <text:p>1,36813378</text:p>
          </table:table-cell>
          <table:table-cell/>
        </table:table-row>
        <table:table-row table:style-name="ro1">
          <table:table-cell office:value-type="float" office:value="1.86592495">
            <text:p>1,86592495</text:p>
          </table:table-cell>
          <table:table-cell office:value-type="float" office:value="1.00974">
            <text:p>1,00974</text:p>
          </table:table-cell>
          <table:table-cell office:value-type="float" office:value="0.98036748">
            <text:p>0,98036748</text:p>
          </table:table-cell>
          <table:table-cell office:value-type="float" office:value="1.66449463">
            <text:p>1,66449463</text:p>
          </table:table-cell>
          <table:table-cell/>
        </table:table-row>
        <table:table-row table:style-name="ro1">
          <table:table-cell office:value-type="float" office:value="1.93046331">
            <text:p>1,93046331</text:p>
          </table:table-cell>
          <table:table-cell office:value-type="float" office:value="0.9887113">
            <text:p>0,9887113</text:p>
          </table:table-cell>
          <table:table-cell office:value-type="float" office:value="0.88047123">
            <text:p>0,88047123</text:p>
          </table:table-cell>
          <table:table-cell office:value-type="float" office:value="1.67725933">
            <text:p>1,67725933</text:p>
          </table:table-cell>
          <table:table-cell/>
        </table:table-row>
        <table:table-row table:style-name="ro1">
          <table:table-cell office:value-type="float" office:value="1.94521487">
            <text:p>1,94521487</text:p>
          </table:table-cell>
          <table:table-cell office:value-type="float" office:value="0.98216057">
            <text:p>0,98216057</text:p>
          </table:table-cell>
          <table:table-cell office:value-type="float" office:value="0.92350537">
            <text:p>0,92350537</text:p>
          </table:table-cell>
          <table:table-cell office:value-type="float" office:value="1.57198679">
            <text:p>1,57198679</text:p>
          </table:table-cell>
          <table:table-cell/>
        </table:table-row>
        <table:table-row table:style-name="ro1">
          <table:table-cell office:value-type="float" office:value="1.87014699">
            <text:p>1,87014699</text:p>
          </table:table-cell>
          <table:table-cell office:value-type="float" office:value="1.0203023">
            <text:p>1,0203023</text:p>
          </table:table-cell>
          <table:table-cell office:value-type="float" office:value="0.92894864">
            <text:p>0,92894864</text:p>
          </table:table-cell>
          <table:table-cell office:value-type="float" office:value="1.52202034">
            <text:p>1,52202034</text:p>
          </table:table-cell>
          <table:table-cell/>
        </table:table-row>
        <table:table-row table:style-name="ro1">
          <table:table-cell office:value-type="float" office:value="1.8060931">
            <text:p>1,8060931</text:p>
          </table:table-cell>
          <table:table-cell office:value-type="float" office:value="1.02504289">
            <text:p>1,02504289</text:p>
          </table:table-cell>
          <table:table-cell office:value-type="float" office:value="0.88385963">
            <text:p>0,88385963</text:p>
          </table:table-cell>
          <table:table-cell office:value-type="float" office:value="1.56864345">
            <text:p>1,56864345</text:p>
          </table:table-cell>
          <table:table-cell/>
        </table:table-row>
        <table:table-row table:style-name="ro1">
          <table:table-cell office:value-type="float" office:value="1.8821547">
            <text:p>1,8821547</text:p>
          </table:table-cell>
          <table:table-cell office:value-type="float" office:value="0.98036385">
            <text:p>0,98036385</text:p>
          </table:table-cell>
          <table:table-cell office:value-type="float" office:value="0.9410308">
            <text:p>0,9410308</text:p>
          </table:table-cell>
          <table:table-cell office:value-type="float" office:value="1.48903465">
            <text:p>1,48903465</text:p>
          </table:table-cell>
          <table:table-cell/>
        </table:table-row>
        <table:table-row table:style-name="ro1">
          <table:table-cell office:value-type="float" office:value="1.73079193">
            <text:p>1,73079193</text:p>
          </table:table-cell>
          <table:table-cell office:value-type="float" office:value="1.04259264">
            <text:p>1,04259264</text:p>
          </table:table-cell>
          <table:table-cell office:value-type="float" office:value="0.91227484">
            <text:p>0,91227484</text:p>
          </table:table-cell>
          <table:table-cell office:value-type="float" office:value="1.53708673">
            <text:p>1,53708673</text:p>
          </table:table-cell>
          <table:table-cell/>
        </table:table-row>
        <table:table-row table:style-name="ro1">
          <table:table-cell office:value-type="float" office:value="1.75630307">
            <text:p>1,75630307</text:p>
          </table:table-cell>
          <table:table-cell office:value-type="float" office:value="1.02334881">
            <text:p>1,02334881</text:p>
          </table:table-cell>
          <table:table-cell office:value-type="float" office:value="1.06414175">
            <text:p>1,06414175</text:p>
          </table:table-cell>
          <table:table-cell office:value-type="float" office:value="1.44092667">
            <text:p>1,44092667</text:p>
          </table:table-cell>
          <table:table-cell/>
        </table:table-row>
        <table:table-row table:style-name="ro1">
          <table:table-cell office:value-type="float" office:value="1.70400155">
            <text:p>1,70400155</text:p>
          </table:table-cell>
          <table:table-cell office:value-type="float" office:value="1.0439961">
            <text:p>1,0439961</text:p>
          </table:table-cell>
          <table:table-cell office:value-type="float" office:value="0.9554857">
            <text:p>0,9554857</text:p>
          </table:table-cell>
          <table:table-cell office:value-type="float" office:value="1.46460378">
            <text:p>1,46460378</text:p>
          </table:table-cell>
          <table:table-cell/>
        </table:table-row>
        <table:table-row table:style-name="ro1">
          <table:table-cell office:value-type="float" office:value="1.83889377">
            <text:p>1,83889377</text:p>
          </table:table-cell>
          <table:table-cell office:value-type="float" office:value="0.98028892">
            <text:p>0,98028892</text:p>
          </table:table-cell>
          <table:table-cell office:value-type="float" office:value="1.07885599">
            <text:p>1,07885599</text:p>
          </table:table-cell>
          <table:table-cell office:value-type="float" office:value="1.41194725">
            <text:p>1,41194725</text:p>
          </table:table-cell>
          <table:table-cell/>
        </table:table-row>
        <table:table-row table:style-name="ro1">
          <table:table-cell office:value-type="float" office:value="1.79143107">
            <text:p>1,79143107</text:p>
          </table:table-cell>
          <table:table-cell office:value-type="float" office:value="1.01066291">
            <text:p>1,01066291</text:p>
          </table:table-cell>
          <table:table-cell office:value-type="float" office:value="0.94001085">
            <text:p>0,94001085</text:p>
          </table:table-cell>
          <table:table-cell office:value-type="float" office:value="1.47702265">
            <text:p>1,47702265</text:p>
          </table:table-cell>
          <table:table-cell/>
        </table:table-row>
        <table:table-row table:style-name="ro1">
          <table:table-cell office:value-type="float" office:value="1.7969048">
            <text:p>1,7969048</text:p>
          </table:table-cell>
          <table:table-cell office:value-type="float" office:value="1.00508702">
            <text:p>1,00508702</text:p>
          </table:table-cell>
          <table:table-cell office:value-type="float" office:value="0.94459438">
            <text:p>0,94459438</text:p>
          </table:table-cell>
          <table:table-cell office:value-type="float" office:value="1.50125396">
            <text:p>1,50125396</text:p>
          </table:table-cell>
          <table:table-cell/>
        </table:table-row>
        <table:table-row table:style-name="ro1">
          <table:table-cell office:value-type="float" office:value="2.01305795">
            <text:p>2,01305795</text:p>
          </table:table-cell>
          <table:table-cell office:value-type="float" office:value="0.9232946">
            <text:p>0,9232946</text:p>
          </table:table-cell>
          <table:table-cell office:value-type="float" office:value="0.8413285">
            <text:p>0,8413285</text:p>
          </table:table-cell>
          <table:table-cell office:value-type="float" office:value="1.63027096">
            <text:p>1,63027096</text:p>
          </table:table-cell>
          <table:table-cell/>
        </table:table-row>
        <table:table-row table:style-name="ro1">
          <table:table-cell office:value-type="float" office:value="1.9280808">
            <text:p>1,9280808</text:p>
          </table:table-cell>
          <table:table-cell office:value-type="float" office:value="0.94622815">
            <text:p>0,94622815</text:p>
          </table:table-cell>
          <table:table-cell office:value-type="float" office:value="1.1763978">
            <text:p>1,1763978</text:p>
          </table:table-cell>
          <table:table-cell office:value-type="float" office:value="1.42909729">
            <text:p>1,42909729</text:p>
          </table:table-cell>
          <table:table-cell/>
        </table:table-row>
        <table:table-row table:style-name="ro1">
          <table:table-cell office:value-type="float" office:value="1.98737538">
            <text:p>1,98737538</text:p>
          </table:table-cell>
          <table:table-cell office:value-type="float" office:value="0.93439448">
            <text:p>0,93439448</text:p>
          </table:table-cell>
          <table:table-cell office:value-type="float" office:value="0.97492623">
            <text:p>0,97492623</text:p>
          </table:table-cell>
          <table:table-cell office:value-type="float" office:value="1.47226393">
            <text:p>1,47226393</text:p>
          </table:table-cell>
          <table:table-cell/>
        </table:table-row>
        <table:table-row table:style-name="ro1">
          <table:table-cell office:value-type="float" office:value="1.8787396">
            <text:p>1,8787396</text:p>
          </table:table-cell>
          <table:table-cell office:value-type="float" office:value="0.96679336">
            <text:p>0,96679336</text:p>
          </table:table-cell>
          <table:table-cell office:value-type="float" office:value="0.83462983">
            <text:p>0,83462983</text:p>
          </table:table-cell>
          <table:table-cell office:value-type="float" office:value="1.67969096">
            <text:p>1,67969096</text:p>
          </table:table-cell>
          <table:table-cell/>
        </table:table-row>
        <table:table-row table:style-name="ro1">
          <table:table-cell office:value-type="float" office:value="1.88983893">
            <text:p>1,88983893</text:p>
          </table:table-cell>
          <table:table-cell office:value-type="float" office:value="0.97260392">
            <text:p>0,97260392</text:p>
          </table:table-cell>
          <table:table-cell office:value-type="float" office:value="0.86226195">
            <text:p>0,86226195</text:p>
          </table:table-cell>
          <table:table-cell office:value-type="float" office:value="1.55195498">
            <text:p>1,55195498</text:p>
          </table:table-cell>
          <table:table-cell/>
        </table:table-row>
        <table:table-row table:style-name="ro1">
          <table:table-cell office:value-type="float" office:value="1.8182466">
            <text:p>1,8182466</text:p>
          </table:table-cell>
          <table:table-cell office:value-type="float" office:value="0.98952085">
            <text:p>0,98952085</text:p>
          </table:table-cell>
          <table:table-cell office:value-type="float" office:value="1.02242839">
            <text:p>1,02242839</text:p>
          </table:table-cell>
          <table:table-cell office:value-type="float" office:value="1.45215499">
            <text:p>1,45215499</text:p>
          </table:table-cell>
          <table:table-cell/>
        </table:table-row>
        <table:table-row table:style-name="ro1">
          <table:table-cell office:value-type="float" office:value="1.7773211">
            <text:p>1,7773211</text:p>
          </table:table-cell>
          <table:table-cell office:value-type="float" office:value="1.00937426">
            <text:p>1,00937426</text:p>
          </table:table-cell>
          <table:table-cell office:value-type="float" office:value="0.9735539">
            <text:p>0,9735539</text:p>
          </table:table-cell>
          <table:table-cell office:value-type="float" office:value="1.45437872">
            <text:p>1,45437872</text:p>
          </table:table-cell>
          <table:table-cell/>
        </table:table-row>
        <table:table-row table:style-name="ro1">
          <table:table-cell office:value-type="float" office:value="1.76032019">
            <text:p>1,76032019</text:p>
          </table:table-cell>
          <table:table-cell office:value-type="float" office:value="1.01185775">
            <text:p>1,01185775</text:p>
          </table:table-cell>
          <table:table-cell office:value-type="float" office:value="0.87815559">
            <text:p>0,87815559</text:p>
          </table:table-cell>
          <table:table-cell office:value-type="float" office:value="1.56335568">
            <text:p>1,56335568</text:p>
          </table:table-cell>
          <table:table-cell/>
        </table:table-row>
        <table:table-row table:style-name="ro1">
          <table:table-cell office:value-type="float" office:value="1.79943228">
            <text:p>1,79943228</text:p>
          </table:table-cell>
          <table:table-cell office:value-type="float" office:value="0.98920935">
            <text:p>0,98920935</text:p>
          </table:table-cell>
          <table:table-cell office:value-type="float" office:value="0.88051015">
            <text:p>0,88051015</text:p>
          </table:table-cell>
          <table:table-cell office:value-type="float" office:value="1.51021433">
            <text:p>1,51021433</text:p>
          </table:table-cell>
          <table:table-cell/>
        </table:table-row>
        <table:table-row table:style-name="ro1">
          <table:table-cell office:value-type="float" office:value="1.85608935">
            <text:p>1,85608935</text:p>
          </table:table-cell>
          <table:table-cell office:value-type="float" office:value="0.96673304">
            <text:p>0,96673304</text:p>
          </table:table-cell>
          <table:table-cell office:value-type="float" office:value="0.88371539">
            <text:p>0,88371539</text:p>
          </table:table-cell>
          <table:table-cell office:value-type="float" office:value="1.57573533">
            <text:p>1,57573533</text:p>
          </table:table-cell>
          <table:table-cell/>
        </table:table-row>
        <table:table-row table:style-name="ro1">
          <table:table-cell office:value-type="float" office:value="1.82363939">
            <text:p>1,82363939</text:p>
          </table:table-cell>
          <table:table-cell office:value-type="float" office:value="0.98326105">
            <text:p>0,98326105</text:p>
          </table:table-cell>
          <table:table-cell office:value-type="float" office:value="0.93195748">
            <text:p>0,93195748</text:p>
          </table:table-cell>
          <table:table-cell office:value-type="float" office:value="1.48748231">
            <text:p>1,48748231</text:p>
          </table:table-cell>
          <table:table-cell/>
        </table:table-row>
        <table:table-row table:style-name="ro1">
          <table:table-cell office:value-type="float" office:value="1.87898552">
            <text:p>1,87898552</text:p>
          </table:table-cell>
          <table:table-cell office:value-type="float" office:value="0.95169961">
            <text:p>0,95169961</text:p>
          </table:table-cell>
          <table:table-cell office:value-type="float" office:value="0.96172011">
            <text:p>0,96172011</text:p>
          </table:table-cell>
          <table:table-cell office:value-type="float" office:value="1.4732306">
            <text:p>1,4732306</text:p>
          </table:table-cell>
          <table:table-cell/>
        </table:table-row>
        <table:table-row table:style-name="ro1">
          <table:table-cell office:value-type="float" office:value="1.83237946">
            <text:p>1,83237946</text:p>
          </table:table-cell>
          <table:table-cell office:value-type="float" office:value="0.98174477">
            <text:p>0,98174477</text:p>
          </table:table-cell>
          <table:table-cell office:value-type="float" office:value="0.80608428">
            <text:p>0,80608428</text:p>
          </table:table-cell>
          <table:table-cell office:value-type="float" office:value="1.61719871">
            <text:p>1,61719871</text:p>
          </table:table-cell>
          <table:table-cell/>
        </table:table-row>
        <table:table-row table:style-name="ro1">
          <table:table-cell office:value-type="float" office:value="1.85274577">
            <text:p>1,85274577</text:p>
          </table:table-cell>
          <table:table-cell office:value-type="float" office:value="0.95986164">
            <text:p>0,95986164</text:p>
          </table:table-cell>
          <table:table-cell office:value-type="float" office:value="1.13826072">
            <text:p>1,13826072</text:p>
          </table:table-cell>
          <table:table-cell office:value-type="float" office:value="1.44202638">
            <text:p>1,44202638</text:p>
          </table:table-cell>
          <table:table-cell/>
        </table:table-row>
        <table:table-row table:style-name="ro1">
          <table:table-cell office:value-type="float" office:value="1.84653616">
            <text:p>1,84653616</text:p>
          </table:table-cell>
          <table:table-cell office:value-type="float" office:value="0.96399593">
            <text:p>0,96399593</text:p>
          </table:table-cell>
          <table:table-cell office:value-type="float" office:value="0.80887461">
            <text:p>0,80887461</text:p>
          </table:table-cell>
          <table:table-cell office:value-type="float" office:value="1.62053692">
            <text:p>1,62053692</text:p>
          </table:table-cell>
          <table:table-cell/>
        </table:table-row>
        <table:table-row table:style-name="ro1">
          <table:table-cell office:value-type="float" office:value="1.85430872">
            <text:p>1,85430872</text:p>
          </table:table-cell>
          <table:table-cell office:value-type="float" office:value="0.96059579">
            <text:p>0,96059579</text:p>
          </table:table-cell>
          <table:table-cell office:value-type="float" office:value="0.88804317">
            <text:p>0,88804317</text:p>
          </table:table-cell>
          <table:table-cell office:value-type="float" office:value="1.57999122">
            <text:p>1,57999122</text:p>
          </table:table-cell>
          <table:table-cell/>
        </table:table-row>
        <table:table-row table:style-name="ro1">
          <table:table-cell office:value-type="float" office:value="1.8865031">
            <text:p>1,8865031</text:p>
          </table:table-cell>
          <table:table-cell office:value-type="float" office:value="0.95053577">
            <text:p>0,95053577</text:p>
          </table:table-cell>
          <table:table-cell office:value-type="float" office:value="1.17918408">
            <text:p>1,17918408</text:p>
          </table:table-cell>
          <table:table-cell office:value-type="float" office:value="1.36145437">
            <text:p>1,36145437</text:p>
          </table:table-cell>
          <table:table-cell/>
        </table:table-row>
        <table:table-row table:style-name="ro1">
          <table:table-cell office:value-type="float" office:value="1.9107368">
            <text:p>1,9107368</text:p>
          </table:table-cell>
          <table:table-cell office:value-type="float" office:value="0.93551761">
            <text:p>0,93551761</text:p>
          </table:table-cell>
          <table:table-cell office:value-type="float" office:value="0.79741061">
            <text:p>0,79741061</text:p>
          </table:table-cell>
          <table:table-cell office:value-type="float" office:value="1.64399242">
            <text:p>1,64399242</text:p>
          </table:table-cell>
          <table:table-cell/>
        </table:table-row>
        <table:table-row table:style-name="ro1">
          <table:table-cell office:value-type="float" office:value="1.96163774">
            <text:p>1,96163774</text:p>
          </table:table-cell>
          <table:table-cell office:value-type="float" office:value="0.91710728">
            <text:p>0,91710728</text:p>
          </table:table-cell>
          <table:table-cell office:value-type="float" office:value="1.03400064">
            <text:p>1,03400064</text:p>
          </table:table-cell>
          <table:table-cell office:value-type="float" office:value="1.46110129">
            <text:p>1,46110129</text:p>
          </table:table-cell>
          <table:table-cell/>
        </table:table-row>
        <table:table-row table:style-name="ro1">
          <table:table-cell office:value-type="float" office:value="1.96065533">
            <text:p>1,96065533</text:p>
          </table:table-cell>
          <table:table-cell office:value-type="float" office:value="0.93240368">
            <text:p>0,93240368</text:p>
          </table:table-cell>
          <table:table-cell office:value-type="float" office:value="0.90603006">
            <text:p>0,90603006</text:p>
          </table:table-cell>
          <table:table-cell office:value-type="float" office:value="1.49494815">
            <text:p>1,49494815</text:p>
          </table:table-cell>
          <table:table-cell/>
        </table:table-row>
        <table:table-row table:style-name="ro1">
          <table:table-cell office:value-type="float" office:value="1.97078669">
            <text:p>1,97078669</text:p>
          </table:table-cell>
          <table:table-cell office:value-type="float" office:value="0.91489905">
            <text:p>0,91489905</text:p>
          </table:table-cell>
          <table:table-cell office:value-type="float" office:value="0.94180226">
            <text:p>0,94180226</text:p>
          </table:table-cell>
          <table:table-cell office:value-type="float" office:value="1.46279442">
            <text:p>1,46279442</text:p>
          </table:table-cell>
          <table:table-cell/>
        </table:table-row>
        <table:table-row table:style-name="ro1">
          <table:table-cell office:value-type="float" office:value="1.97536075">
            <text:p>1,97536075</text:p>
          </table:table-cell>
          <table:table-cell office:value-type="float" office:value="0.9217599">
            <text:p>0,9217599</text:p>
          </table:table-cell>
          <table:table-cell office:value-type="float" office:value="0.953951">
            <text:p>0,953951</text:p>
          </table:table-cell>
          <table:table-cell office:value-type="float" office:value="1.45670342">
            <text:p>1,45670342</text:p>
          </table:table-cell>
          <table:table-cell/>
        </table:table-row>
        <table:table-row table:style-name="ro1">
          <table:table-cell office:value-type="float" office:value="1.99055159">
            <text:p>1,99055159</text:p>
          </table:table-cell>
          <table:table-cell office:value-type="float" office:value="0.91020674">
            <text:p>0,91020674</text:p>
          </table:table-cell>
          <table:table-cell office:value-type="float" office:value="0.91608864">
            <text:p>0,91608864</text:p>
          </table:table-cell>
          <table:table-cell office:value-type="float" office:value="1.63995838">
            <text:p>1,63995838</text:p>
          </table:table-cell>
          <table:table-cell/>
        </table:table-row>
        <table:table-row table:style-name="ro1">
          <table:table-cell office:value-type="float" office:value="2.03885698">
            <text:p>2,03885698</text:p>
          </table:table-cell>
          <table:table-cell office:value-type="float" office:value="0.89416337">
            <text:p>0,89416337</text:p>
          </table:table-cell>
          <table:table-cell office:value-type="float" office:value="0.8863188">
            <text:p>0,8863188</text:p>
          </table:table-cell>
          <table:table-cell office:value-type="float" office:value="1.54003322">
            <text:p>1,54003322</text:p>
          </table:table-cell>
          <table:table-cell/>
        </table:table-row>
        <table:table-row table:style-name="ro1">
          <table:table-cell office:value-type="float" office:value="1.99348164">
            <text:p>1,99348164</text:p>
          </table:table-cell>
          <table:table-cell office:value-type="float" office:value="0.92510056">
            <text:p>0,92510056</text:p>
          </table:table-cell>
          <table:table-cell office:value-type="float" office:value="0.97630364">
            <text:p>0,97630364</text:p>
          </table:table-cell>
          <table:table-cell office:value-type="float" office:value="1.41384947">
            <text:p>1,4138494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1">21.01.2021</text:date>, <text:time>19:5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1T19:55:00.31</dc:date>
    <meta:document-statistic meta:table-count="1" meta:cell-count="204" meta:object-count="1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379cm" svg:height="17.801cm" xlink:href=".." xlink:type="simple" chart:class="chart:line" chart:style-name="ch1">
        <chart:legend chart:legend-position="end" svg:x="28.183cm" svg:y="7.802cm" style:legend-expansion="high" chart:style-name="ch2"/>
        <chart:plot-area chart:style-name="ch3" table:cell-range-address="Tabelle1.A1:Tabelle1.D51" chart:data-source-has-labels="row" svg:x="1.077cm" svg:y="1.559cm" svg:width="25.852cm" svg:height="15.466cm">
          <chartooo:coordinate-region svg:x="1.804cm" svg:y="1.771cm" svg:width="24.939cm" svg:height="14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024729">
                <text:p>1.07024729</text:p>
                <draw:g>
                  <svg:desc>Tabelle1.A2:Tabelle1.A51</svg:desc>
                </draw:g>
              </table:table-cell>
              <table:table-cell office:value-type="float" office:value="1.45092916">
                <text:p>1.45092916</text:p>
                <draw:g>
                  <svg:desc>Tabelle1.B2:Tabelle1.B51</svg:desc>
                </draw:g>
              </table:table-cell>
              <table:table-cell office:value-type="float" office:value="1.04084849">
                <text:p>1.04084849</text:p>
                <draw:g>
                  <svg:desc>Tabelle1.C2:Tabelle1.C51</svg:desc>
                </draw:g>
              </table:table-cell>
              <table:table-cell office:value-type="float" office:value="1.38682163">
                <text:p>1.38682163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394169">
                <text:p>0.90394169</text:p>
              </table:table-cell>
              <table:table-cell office:value-type="float" office:value="1.39175916">
                <text:p>1.39175916</text:p>
              </table:table-cell>
              <table:table-cell office:value-type="float" office:value="1.00951338">
                <text:p>1.00951338</text:p>
              </table:table-cell>
              <table:table-cell office:value-type="float" office:value="1.38796997">
                <text:p>1.38796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524091">
                <text:p>0.88524091</text:p>
              </table:table-cell>
              <table:table-cell office:value-type="float" office:value="1.38869834">
                <text:p>1.38869834</text:p>
              </table:table-cell>
              <table:table-cell office:value-type="float" office:value="3.45148516">
                <text:p>3.45148516</text:p>
              </table:table-cell>
              <table:table-cell office:value-type="float" office:value="2.15011954">
                <text:p>2.15011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794784">
                <text:p>0.90794784</text:p>
              </table:table-cell>
              <table:table-cell office:value-type="float" office:value="1.36516011">
                <text:p>1.36516011</text:p>
              </table:table-cell>
              <table:table-cell office:value-type="float" office:value="1.0521611">
                <text:p>1.0521611</text:p>
              </table:table-cell>
              <table:table-cell office:value-type="float" office:value="1.39570725">
                <text:p>1.39570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7835107">
                <text:p>2.77835107</text:p>
              </table:table-cell>
              <table:table-cell office:value-type="float" office:value="0.70967966">
                <text:p>0.70967966</text:p>
              </table:table-cell>
              <table:table-cell office:value-type="float" office:value="1.03640938">
                <text:p>1.03640938</text:p>
              </table:table-cell>
              <table:table-cell office:value-type="float" office:value="2.42060971">
                <text:p>2.42060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3725133">
                <text:p>2.93725133</text:p>
              </table:table-cell>
              <table:table-cell office:value-type="float" office:value="0.75272661">
                <text:p>0.75272661</text:p>
              </table:table-cell>
              <table:table-cell office:value-type="float" office:value="1.12211597">
                <text:p>1.12211597</text:p>
              </table:table-cell>
              <table:table-cell office:value-type="float" office:value="1.7345016">
                <text:p>1.7345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4208589">
                <text:p>3.54208589</text:p>
              </table:table-cell>
              <table:table-cell office:value-type="float" office:value="0.5580132">
                <text:p>0.5580132</text:p>
              </table:table-cell>
              <table:table-cell office:value-type="float" office:value="1.13617802">
                <text:p>1.13617802</text:p>
              </table:table-cell>
              <table:table-cell office:value-type="float" office:value="1.96173489">
                <text:p>1.96173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6584153">
                <text:p>2.46584153</text:p>
              </table:table-cell>
              <table:table-cell office:value-type="float" office:value="0.90643662">
                <text:p>0.90643662</text:p>
              </table:table-cell>
              <table:table-cell office:value-type="float" office:value="0.97610772">
                <text:p>0.97610772</text:p>
              </table:table-cell>
              <table:table-cell office:value-type="float" office:value="1.64775014">
                <text:p>1.64775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174568">
                <text:p>2.02174568</text:p>
              </table:table-cell>
              <table:table-cell office:value-type="float" office:value="1.01175559">
                <text:p>1.01175559</text:p>
              </table:table-cell>
              <table:table-cell office:value-type="float" office:value="1.15415466">
                <text:p>1.15415466</text:p>
              </table:table-cell>
              <table:table-cell office:value-type="float" office:value="1.40741491">
                <text:p>1.40741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125857">
                <text:p>1.79125857</text:p>
              </table:table-cell>
              <table:table-cell office:value-type="float" office:value="1.07694876">
                <text:p>1.07694876</text:p>
              </table:table-cell>
              <table:table-cell office:value-type="float" office:value="0.99446034">
                <text:p>0.99446034</text:p>
              </table:table-cell>
              <table:table-cell office:value-type="float" office:value="1.50363052">
                <text:p>1.50363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1804333">
                <text:p>1.71804333</text:p>
              </table:table-cell>
              <table:table-cell office:value-type="float" office:value="1.09141362">
                <text:p>1.09141362</text:p>
              </table:table-cell>
              <table:table-cell office:value-type="float" office:value="1.09543598">
                <text:p>1.09543598</text:p>
              </table:table-cell>
              <table:table-cell office:value-type="float" office:value="1.44060886">
                <text:p>1.44060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3479235">
                <text:p>1.73479235</text:p>
              </table:table-cell>
              <table:table-cell office:value-type="float" office:value="1.07085013">
                <text:p>1.07085013</text:p>
              </table:table-cell>
              <table:table-cell office:value-type="float" office:value="0.93344706">
                <text:p>0.93344706</text:p>
              </table:table-cell>
              <table:table-cell office:value-type="float" office:value="1.52021718">
                <text:p>1.52021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5527766">
                <text:p>1.85527766</text:p>
              </table:table-cell>
              <table:table-cell office:value-type="float" office:value="1.01775193">
                <text:p>1.01775193</text:p>
              </table:table-cell>
              <table:table-cell office:value-type="float" office:value="1.22316647">
                <text:p>1.22316647</text:p>
              </table:table-cell>
              <table:table-cell office:value-type="float" office:value="1.36813378">
                <text:p>1.36813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6592495">
                <text:p>1.86592495</text:p>
              </table:table-cell>
              <table:table-cell office:value-type="float" office:value="1.00974">
                <text:p>1.00974</text:p>
              </table:table-cell>
              <table:table-cell office:value-type="float" office:value="0.98036748">
                <text:p>0.98036748</text:p>
              </table:table-cell>
              <table:table-cell office:value-type="float" office:value="1.66449463">
                <text:p>1.66449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046331">
                <text:p>1.93046331</text:p>
              </table:table-cell>
              <table:table-cell office:value-type="float" office:value="0.9887113">
                <text:p>0.9887113</text:p>
              </table:table-cell>
              <table:table-cell office:value-type="float" office:value="0.88047123">
                <text:p>0.88047123</text:p>
              </table:table-cell>
              <table:table-cell office:value-type="float" office:value="1.67725933">
                <text:p>1.67725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4521487">
                <text:p>1.94521487</text:p>
              </table:table-cell>
              <table:table-cell office:value-type="float" office:value="0.98216057">
                <text:p>0.98216057</text:p>
              </table:table-cell>
              <table:table-cell office:value-type="float" office:value="0.92350537">
                <text:p>0.92350537</text:p>
              </table:table-cell>
              <table:table-cell office:value-type="float" office:value="1.57198679">
                <text:p>1.57198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7014699">
                <text:p>1.87014699</text:p>
              </table:table-cell>
              <table:table-cell office:value-type="float" office:value="1.0203023">
                <text:p>1.0203023</text:p>
              </table:table-cell>
              <table:table-cell office:value-type="float" office:value="0.92894864">
                <text:p>0.92894864</text:p>
              </table:table-cell>
              <table:table-cell office:value-type="float" office:value="1.52202034">
                <text:p>1.52202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60931">
                <text:p>1.8060931</text:p>
              </table:table-cell>
              <table:table-cell office:value-type="float" office:value="1.02504289">
                <text:p>1.02504289</text:p>
              </table:table-cell>
              <table:table-cell office:value-type="float" office:value="0.88385963">
                <text:p>0.88385963</text:p>
              </table:table-cell>
              <table:table-cell office:value-type="float" office:value="1.56864345">
                <text:p>1.56864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821547">
                <text:p>1.8821547</text:p>
              </table:table-cell>
              <table:table-cell office:value-type="float" office:value="0.98036385">
                <text:p>0.98036385</text:p>
              </table:table-cell>
              <table:table-cell office:value-type="float" office:value="0.9410308">
                <text:p>0.9410308</text:p>
              </table:table-cell>
              <table:table-cell office:value-type="float" office:value="1.48903465">
                <text:p>1.48903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079193">
                <text:p>1.73079193</text:p>
              </table:table-cell>
              <table:table-cell office:value-type="float" office:value="1.04259264">
                <text:p>1.04259264</text:p>
              </table:table-cell>
              <table:table-cell office:value-type="float" office:value="0.91227484">
                <text:p>0.91227484</text:p>
              </table:table-cell>
              <table:table-cell office:value-type="float" office:value="1.53708673">
                <text:p>1.53708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5630307">
                <text:p>1.75630307</text:p>
              </table:table-cell>
              <table:table-cell office:value-type="float" office:value="1.02334881">
                <text:p>1.02334881</text:p>
              </table:table-cell>
              <table:table-cell office:value-type="float" office:value="1.06414175">
                <text:p>1.06414175</text:p>
              </table:table-cell>
              <table:table-cell office:value-type="float" office:value="1.44092667">
                <text:p>1.44092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0400155">
                <text:p>1.70400155</text:p>
              </table:table-cell>
              <table:table-cell office:value-type="float" office:value="1.0439961">
                <text:p>1.0439961</text:p>
              </table:table-cell>
              <table:table-cell office:value-type="float" office:value="0.9554857">
                <text:p>0.9554857</text:p>
              </table:table-cell>
              <table:table-cell office:value-type="float" office:value="1.46460378">
                <text:p>1.46460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3889377">
                <text:p>1.83889377</text:p>
              </table:table-cell>
              <table:table-cell office:value-type="float" office:value="0.98028892">
                <text:p>0.98028892</text:p>
              </table:table-cell>
              <table:table-cell office:value-type="float" office:value="1.07885599">
                <text:p>1.07885599</text:p>
              </table:table-cell>
              <table:table-cell office:value-type="float" office:value="1.41194725">
                <text:p>1.41194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143107">
                <text:p>1.79143107</text:p>
              </table:table-cell>
              <table:table-cell office:value-type="float" office:value="1.01066291">
                <text:p>1.01066291</text:p>
              </table:table-cell>
              <table:table-cell office:value-type="float" office:value="0.94001085">
                <text:p>0.94001085</text:p>
              </table:table-cell>
              <table:table-cell office:value-type="float" office:value="1.47702265">
                <text:p>1.47702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969048">
                <text:p>1.7969048</text:p>
              </table:table-cell>
              <table:table-cell office:value-type="float" office:value="1.00508702">
                <text:p>1.00508702</text:p>
              </table:table-cell>
              <table:table-cell office:value-type="float" office:value="0.94459438">
                <text:p>0.94459438</text:p>
              </table:table-cell>
              <table:table-cell office:value-type="float" office:value="1.50125396">
                <text:p>1.50125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1305795">
                <text:p>2.01305795</text:p>
              </table:table-cell>
              <table:table-cell office:value-type="float" office:value="0.9232946">
                <text:p>0.9232946</text:p>
              </table:table-cell>
              <table:table-cell office:value-type="float" office:value="0.8413285">
                <text:p>0.8413285</text:p>
              </table:table-cell>
              <table:table-cell office:value-type="float" office:value="1.63027096">
                <text:p>1.63027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280808">
                <text:p>1.9280808</text:p>
              </table:table-cell>
              <table:table-cell office:value-type="float" office:value="0.94622815">
                <text:p>0.94622815</text:p>
              </table:table-cell>
              <table:table-cell office:value-type="float" office:value="1.1763978">
                <text:p>1.1763978</text:p>
              </table:table-cell>
              <table:table-cell office:value-type="float" office:value="1.42909729">
                <text:p>1.42909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8737538">
                <text:p>1.98737538</text:p>
              </table:table-cell>
              <table:table-cell office:value-type="float" office:value="0.93439448">
                <text:p>0.93439448</text:p>
              </table:table-cell>
              <table:table-cell office:value-type="float" office:value="0.97492623">
                <text:p>0.97492623</text:p>
              </table:table-cell>
              <table:table-cell office:value-type="float" office:value="1.47226393">
                <text:p>1.47226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787396">
                <text:p>1.8787396</text:p>
              </table:table-cell>
              <table:table-cell office:value-type="float" office:value="0.96679336">
                <text:p>0.96679336</text:p>
              </table:table-cell>
              <table:table-cell office:value-type="float" office:value="0.83462983">
                <text:p>0.83462983</text:p>
              </table:table-cell>
              <table:table-cell office:value-type="float" office:value="1.67969096">
                <text:p>1.67969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8983893">
                <text:p>1.88983893</text:p>
              </table:table-cell>
              <table:table-cell office:value-type="float" office:value="0.97260392">
                <text:p>0.97260392</text:p>
              </table:table-cell>
              <table:table-cell office:value-type="float" office:value="0.86226195">
                <text:p>0.86226195</text:p>
              </table:table-cell>
              <table:table-cell office:value-type="float" office:value="1.55195498">
                <text:p>1.55195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182466">
                <text:p>1.8182466</text:p>
              </table:table-cell>
              <table:table-cell office:value-type="float" office:value="0.98952085">
                <text:p>0.98952085</text:p>
              </table:table-cell>
              <table:table-cell office:value-type="float" office:value="1.02242839">
                <text:p>1.02242839</text:p>
              </table:table-cell>
              <table:table-cell office:value-type="float" office:value="1.45215499">
                <text:p>1.45215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773211">
                <text:p>1.7773211</text:p>
              </table:table-cell>
              <table:table-cell office:value-type="float" office:value="1.00937426">
                <text:p>1.00937426</text:p>
              </table:table-cell>
              <table:table-cell office:value-type="float" office:value="0.9735539">
                <text:p>0.9735539</text:p>
              </table:table-cell>
              <table:table-cell office:value-type="float" office:value="1.45437872">
                <text:p>1.45437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6032019">
                <text:p>1.76032019</text:p>
              </table:table-cell>
              <table:table-cell office:value-type="float" office:value="1.01185775">
                <text:p>1.01185775</text:p>
              </table:table-cell>
              <table:table-cell office:value-type="float" office:value="0.87815559">
                <text:p>0.87815559</text:p>
              </table:table-cell>
              <table:table-cell office:value-type="float" office:value="1.56335568">
                <text:p>1.5633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9943228">
                <text:p>1.79943228</text:p>
              </table:table-cell>
              <table:table-cell office:value-type="float" office:value="0.98920935">
                <text:p>0.98920935</text:p>
              </table:table-cell>
              <table:table-cell office:value-type="float" office:value="0.88051015">
                <text:p>0.88051015</text:p>
              </table:table-cell>
              <table:table-cell office:value-type="float" office:value="1.51021433">
                <text:p>1.51021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5608935">
                <text:p>1.85608935</text:p>
              </table:table-cell>
              <table:table-cell office:value-type="float" office:value="0.96673304">
                <text:p>0.96673304</text:p>
              </table:table-cell>
              <table:table-cell office:value-type="float" office:value="0.88371539">
                <text:p>0.88371539</text:p>
              </table:table-cell>
              <table:table-cell office:value-type="float" office:value="1.57573533">
                <text:p>1.57573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2363939">
                <text:p>1.82363939</text:p>
              </table:table-cell>
              <table:table-cell office:value-type="float" office:value="0.98326105">
                <text:p>0.98326105</text:p>
              </table:table-cell>
              <table:table-cell office:value-type="float" office:value="0.93195748">
                <text:p>0.93195748</text:p>
              </table:table-cell>
              <table:table-cell office:value-type="float" office:value="1.48748231">
                <text:p>1.48748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7898552">
                <text:p>1.87898552</text:p>
              </table:table-cell>
              <table:table-cell office:value-type="float" office:value="0.95169961">
                <text:p>0.95169961</text:p>
              </table:table-cell>
              <table:table-cell office:value-type="float" office:value="0.96172011">
                <text:p>0.96172011</text:p>
              </table:table-cell>
              <table:table-cell office:value-type="float" office:value="1.4732306">
                <text:p>1.4732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3237946">
                <text:p>1.83237946</text:p>
              </table:table-cell>
              <table:table-cell office:value-type="float" office:value="0.98174477">
                <text:p>0.98174477</text:p>
              </table:table-cell>
              <table:table-cell office:value-type="float" office:value="0.80608428">
                <text:p>0.80608428</text:p>
              </table:table-cell>
              <table:table-cell office:value-type="float" office:value="1.61719871">
                <text:p>1.61719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274577">
                <text:p>1.85274577</text:p>
              </table:table-cell>
              <table:table-cell office:value-type="float" office:value="0.95986164">
                <text:p>0.95986164</text:p>
              </table:table-cell>
              <table:table-cell office:value-type="float" office:value="1.13826072">
                <text:p>1.13826072</text:p>
              </table:table-cell>
              <table:table-cell office:value-type="float" office:value="1.44202638">
                <text:p>1.44202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4653616">
                <text:p>1.84653616</text:p>
              </table:table-cell>
              <table:table-cell office:value-type="float" office:value="0.96399593">
                <text:p>0.96399593</text:p>
              </table:table-cell>
              <table:table-cell office:value-type="float" office:value="0.80887461">
                <text:p>0.80887461</text:p>
              </table:table-cell>
              <table:table-cell office:value-type="float" office:value="1.62053692">
                <text:p>1.62053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5430872">
                <text:p>1.85430872</text:p>
              </table:table-cell>
              <table:table-cell office:value-type="float" office:value="0.96059579">
                <text:p>0.96059579</text:p>
              </table:table-cell>
              <table:table-cell office:value-type="float" office:value="0.88804317">
                <text:p>0.88804317</text:p>
              </table:table-cell>
              <table:table-cell office:value-type="float" office:value="1.57999122">
                <text:p>1.57999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865031">
                <text:p>1.8865031</text:p>
              </table:table-cell>
              <table:table-cell office:value-type="float" office:value="0.95053577">
                <text:p>0.95053577</text:p>
              </table:table-cell>
              <table:table-cell office:value-type="float" office:value="1.17918408">
                <text:p>1.17918408</text:p>
              </table:table-cell>
              <table:table-cell office:value-type="float" office:value="1.36145437">
                <text:p>1.36145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107368">
                <text:p>1.9107368</text:p>
              </table:table-cell>
              <table:table-cell office:value-type="float" office:value="0.93551761">
                <text:p>0.93551761</text:p>
              </table:table-cell>
              <table:table-cell office:value-type="float" office:value="0.79741061">
                <text:p>0.79741061</text:p>
              </table:table-cell>
              <table:table-cell office:value-type="float" office:value="1.64399242">
                <text:p>1.64399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6163774">
                <text:p>1.96163774</text:p>
              </table:table-cell>
              <table:table-cell office:value-type="float" office:value="0.91710728">
                <text:p>0.91710728</text:p>
              </table:table-cell>
              <table:table-cell office:value-type="float" office:value="1.03400064">
                <text:p>1.03400064</text:p>
              </table:table-cell>
              <table:table-cell office:value-type="float" office:value="1.46110129">
                <text:p>1.46110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6065533">
                <text:p>1.96065533</text:p>
              </table:table-cell>
              <table:table-cell office:value-type="float" office:value="0.93240368">
                <text:p>0.93240368</text:p>
              </table:table-cell>
              <table:table-cell office:value-type="float" office:value="0.90603006">
                <text:p>0.90603006</text:p>
              </table:table-cell>
              <table:table-cell office:value-type="float" office:value="1.49494815">
                <text:p>1.4949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7078669">
                <text:p>1.97078669</text:p>
              </table:table-cell>
              <table:table-cell office:value-type="float" office:value="0.91489905">
                <text:p>0.91489905</text:p>
              </table:table-cell>
              <table:table-cell office:value-type="float" office:value="0.94180226">
                <text:p>0.94180226</text:p>
              </table:table-cell>
              <table:table-cell office:value-type="float" office:value="1.46279442">
                <text:p>1.46279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7536075">
                <text:p>1.97536075</text:p>
              </table:table-cell>
              <table:table-cell office:value-type="float" office:value="0.9217599">
                <text:p>0.9217599</text:p>
              </table:table-cell>
              <table:table-cell office:value-type="float" office:value="0.953951">
                <text:p>0.953951</text:p>
              </table:table-cell>
              <table:table-cell office:value-type="float" office:value="1.45670342">
                <text:p>1.45670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9055159">
                <text:p>1.99055159</text:p>
              </table:table-cell>
              <table:table-cell office:value-type="float" office:value="0.91020674">
                <text:p>0.91020674</text:p>
              </table:table-cell>
              <table:table-cell office:value-type="float" office:value="0.91608864">
                <text:p>0.91608864</text:p>
              </table:table-cell>
              <table:table-cell office:value-type="float" office:value="1.63995838">
                <text:p>1.63995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3885698">
                <text:p>2.03885698</text:p>
              </table:table-cell>
              <table:table-cell office:value-type="float" office:value="0.89416337">
                <text:p>0.89416337</text:p>
              </table:table-cell>
              <table:table-cell office:value-type="float" office:value="0.8863188">
                <text:p>0.8863188</text:p>
              </table:table-cell>
              <table:table-cell office:value-type="float" office:value="1.54003322">
                <text:p>1.54003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9348164">
                <text:p>1.99348164</text:p>
              </table:table-cell>
              <table:table-cell office:value-type="float" office:value="0.92510056">
                <text:p>0.92510056</text:p>
              </table:table-cell>
              <table:table-cell office:value-type="float" office:value="0.97630364">
                <text:p>0.97630364</text:p>
              </table:table-cell>
              <table:table-cell office:value-type="float" office:value="1.41384947">
                <text:p>1.41384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